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8.1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60">
      <number:scientific-number number:decimal-places="2" loext:min-decimal-places="2" number:min-integer-digits="1" number:min-exponent-digits="3" loext:exponent-interval="1" loext:forced-exponent-sign="true"/>
    </number:number-style>
    <number:text-style style:name="N100">
      <number:text-content/>
    </number:text-style>
    <style:style style:name="ce1" style:family="table-cell" style:parent-style-name="Default" style:data-style-name="N60"/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2">
      <style:text-properties fo:font-weight="bold" style:font-weight-asian="bold" style:font-weight-complex="600"/>
    </style:style>
    <style:style style:name="ce4" style:family="table-cell" style:parent-style-name="Default" style:data-style-name="N100">
      <style:text-properties fo:font-style="italic" style:font-style-asian="italic" style:font-style-complex="italic"/>
    </style:style>
  </office:automatic-styles>
  <office:body>
    <office:spreadsheet>
      <table:table table:name="Tabelle1" table:style-name="ta1">
        <table:table-column table:style-name="co1" table:number-columns-repeated="6" table:default-cell-style-name="Default"/>
        <table:table-column table:style-name="co1" table:number-columns-repeated="2" table:default-cell-style-name="ce2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db</text:p>
          </table:table-cell>
          <table:table-cell office:value-type="string" calcext:value-type="string">
            <text:p>fb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dist_error</text:p>
          </table:table-cell>
          <table:table-cell office:value-type="string" calcext:value-type="string">
            <text:p>distance</text:p>
          </table:table-cell>
          <table:table-cell/>
          <table:table-cell table:style-name="ce2" office:value-type="string" calcext:value-type="string">
            <text:p>rel error dist</text:p>
          </table:table-cell>
        </table:table-row>
        <table:table-row table:style-name="ro1">
          <table:table-cell office:value-type="float" office:value="0.1537" calcext:value-type="float">
            <text:p>0,1537</text:p>
          </table:table-cell>
          <table:table-cell office:value-type="float" office:value="711.604" calcext:value-type="float">
            <text:p>711,604</text:p>
          </table:table-cell>
          <table:table-cell table:style-name="ce1" office:value-type="float" office:value="0.000162" calcext:value-type="float">
            <text:p>1,62E-004</text:p>
          </table:table-cell>
          <table:table-cell office:value-type="float" office:value="0.204" calcext:value-type="float">
            <text:p>0,204</text:p>
          </table:table-cell>
          <table:table-cell table:formula="of:=(1/[.A2])^2" office:value-type="float" office:value="42.3303895369436" calcext:value-type="float">
            <text:p>42,3303895369</text:p>
          </table:table-cell>
          <table:table-cell table:formula="of:=([.B2]/[.A2]^2)^2" office:value-type="float" office:value="907363470.969915" calcext:value-type="float">
            <text:p>907363470,969915</text:p>
          </table:table-cell>
          <table:table-cell table:formula="of:=([.E2]*[.D2]^2+[.F2]*[.C2]^2)^0.5" office:value-type="float" office:value="5.05712056639981" calcext:value-type="float">
            <text:p>5,0571205664</text:p>
          </table:table-cell>
          <table:table-cell table:style-name="ce3" table:formula="of:=[.B2]/[.A2]" office:value-type="float" office:value="4629.82433311646" calcext:value-type="float">
            <text:p>4629,82</text:p>
          </table:table-cell>
          <table:table-cell office:value-type="string" calcext:value-type="string">
            <text:p>Jan-2015 (AgBehe)</text:p>
          </table:table-cell>
          <table:table-cell table:style-name="ce2" table:formula="of:=100*[.G2]/[.H2]" office:value-type="float" office:value="0.109229210495676" calcext:value-type="float">
            <text:p>0,1092292105</text:p>
          </table:table-cell>
        </table:table-row>
        <table:table-row table:style-name="ro1">
          <table:table-cell office:value-type="float" office:value="0.1534" calcext:value-type="float">
            <text:p>0,1534</text:p>
          </table:table-cell>
          <table:table-cell office:value-type="float" office:value="711.064" calcext:value-type="float">
            <text:p>711,064</text:p>
          </table:table-cell>
          <table:table-cell table:style-name="ce1" office:value-type="float" office:value="0.0000532" calcext:value-type="float">
            <text:p>5,32E-005</text:p>
          </table:table-cell>
          <table:table-cell office:value-type="float" office:value="0.0765" calcext:value-type="float">
            <text:p>0,0765</text:p>
          </table:table-cell>
          <table:table-cell table:formula="of:=(1/[.A3])^2" office:value-type="float" office:value="42.4961201042345" calcext:value-type="float">
            <text:p>42,4961201042</text:p>
          </table:table-cell>
          <table:table-cell table:formula="of:=([.B3]/[.A3]^2)^2" office:value-type="float" office:value="913094958.097775" calcext:value-type="float">
            <text:p>913094958,097775</text:p>
          </table:table-cell>
          <table:table-cell table:formula="of:=([.E3]*[.D3]^2+[.F3]*[.C3]^2)^0.5" office:value-type="float" office:value="1.68314461443058" calcext:value-type="float">
            <text:p>1,6831446144</text:p>
          </table:table-cell>
          <table:table-cell table:style-name="ce3" table:formula="of:=[.B3]/[.A3]" office:value-type="float" office:value="4635.35853976532" calcext:value-type="float">
            <text:p>4635,36</text:p>
          </table:table-cell>
          <table:table-cell office:value-type="string" calcext:value-type="string">
            <text:p>Jan-2015 (AgBehe, x&gt;500)</text:p>
          </table:table-cell>
          <table:table-cell table:style-name="ce2" table:formula="of:=100*[.G3]/[.H3]" office:value-type="float" office:value="0.0363109908325622" calcext:value-type="float">
            <text:p>0,0363109908</text:p>
          </table:table-cell>
        </table:table-row>
        <table:table-row table:style-name="ro1">
          <table:table-cell office:value-type="float" office:value="0.15346" calcext:value-type="float">
            <text:p>0,15346</text:p>
          </table:table-cell>
          <table:table-cell office:value-type="float" office:value="711.137" calcext:value-type="float">
            <text:p>711,137</text:p>
          </table:table-cell>
          <table:table-cell table:style-name="ce1" office:value-type="float" office:value="0.000046" calcext:value-type="float">
            <text:p>4,60E-005</text:p>
          </table:table-cell>
          <table:table-cell office:value-type="float" office:value="0.078" calcext:value-type="float">
            <text:p>0,078</text:p>
          </table:table-cell>
          <table:table-cell table:formula="of:=(1/[.A4])^2" office:value-type="float" office:value="42.4628962185245" calcext:value-type="float">
            <text:p>42,4628962185</text:p>
          </table:table-cell>
          <table:table-cell table:formula="of:=([.B4]/[.A4]^2)^2" office:value-type="float" office:value="911854981.72468" calcext:value-type="float">
            <text:p>911854981,72468</text:p>
          </table:table-cell>
          <table:table-cell table:formula="of:=([.E4]*[.D4]^2+[.F4]*[.C4]^2)^0.5" office:value-type="float" office:value="1.47913129975771" calcext:value-type="float">
            <text:p>1,4791312998</text:p>
          </table:table-cell>
          <table:table-cell table:style-name="ce3" table:formula="of:=[.B4]/[.A4]" office:value-type="float" office:value="4634.02189495634" calcext:value-type="float">
            <text:p>4634,02</text:p>
          </table:table-cell>
          <table:table-cell office:value-type="string" calcext:value-type="string">
            <text:p>Jan-2015 (AgBehe, x&gt;1000)</text:p>
          </table:table-cell>
          <table:table-cell table:style-name="ce2" table:formula="of:=100*[.G4]/[.H4]" office:value-type="float" office:value="0.031918953627897" calcext:value-type="float">
            <text:p>0,0319189536</text:p>
          </table:table-cell>
        </table:table-row>
        <table:table-row table:style-name="ro1">
          <table:table-cell office:value-type="float" office:value="0.09655" calcext:value-type="float">
            <text:p>0,09655</text:p>
          </table:table-cell>
          <table:table-cell office:value-type="float" office:value="447.326" calcext:value-type="float">
            <text:p>447,326</text:p>
          </table:table-cell>
          <table:table-cell table:style-name="ce1" office:value-type="float" office:value="0.000005976" calcext:value-type="float">
            <text:p>5,98E-006</text:p>
          </table:table-cell>
          <table:table-cell office:value-type="float" office:value="0.00865" calcext:value-type="float">
            <text:p>0,00865</text:p>
          </table:table-cell>
          <table:table-cell table:formula="of:=(1/[.A5])^2" office:value-type="float" office:value="107.274239351892" calcext:value-type="float">
            <text:p>107,2742393519</text:p>
          </table:table-cell>
          <table:table-cell table:formula="of:=([.B5]/[.A5]^2)^2" office:value-type="float" office:value="2302709594.39373" calcext:value-type="float">
            <text:p>2302709594,39373</text:p>
          </table:table-cell>
          <table:table-cell table:formula="of:=([.E5]*[.D5]^2+[.F5]*[.C5]^2)^0.5" office:value-type="float" office:value="0.300436712419808" calcext:value-type="float">
            <text:p>0,3004367124</text:p>
          </table:table-cell>
          <table:table-cell table:style-name="ce3" table:formula="of:=[.B5]/[.A5]" office:value-type="float" office:value="4633.10201967892" calcext:value-type="float">
            <text:p>4633,10</text:p>
          </table:table-cell>
          <table:table-cell office:value-type="string" calcext:value-type="string">
            <text:p>Jan-2015 (SBA, x&gt;500)</text:p>
          </table:table-cell>
          <table:table-cell table:style-name="ce2" table:formula="of:=100*[.G5]/[.H5]" office:value-type="float" office:value="0.00648456932620336" calcext:value-type="float">
            <text:p>0,0064845693</text:p>
          </table:table-cell>
        </table:table-row>
        <table:table-row table:style-name="ro1">
          <table:table-cell office:value-type="float" office:value="0.09655" calcext:value-type="float">
            <text:p>0,09655</text:p>
          </table:table-cell>
          <table:table-cell office:value-type="float" office:value="447.326" calcext:value-type="float">
            <text:p>447,326</text:p>
          </table:table-cell>
          <table:table-cell table:style-name="ce1" office:value-type="float" office:value="0.0000063175976" calcext:value-type="float">
            <text:p>6,32E-006</text:p>
          </table:table-cell>
          <table:table-cell office:value-type="float" office:value="0.0105" calcext:value-type="float">
            <text:p>0,0105</text:p>
          </table:table-cell>
          <table:table-cell table:formula="of:=(1/[.A6])^2" office:value-type="float" office:value="107.274239351892" calcext:value-type="float">
            <text:p>107,2742393519</text:p>
          </table:table-cell>
          <table:table-cell table:formula="of:=([.B6]/[.A6]^2)^2" office:value-type="float" office:value="2302709594.39373" calcext:value-type="float">
            <text:p>2302709594,39373</text:p>
          </table:table-cell>
          <table:table-cell table:formula="of:=([.E6]*[.D6]^2+[.F6]*[.C6]^2)^0.5" office:value-type="float" office:value="0.322075800128715" calcext:value-type="float">
            <text:p>0,3220758001</text:p>
          </table:table-cell>
          <table:table-cell table:style-name="ce3" table:formula="of:=[.B6]/[.A6]" office:value-type="float" office:value="4633.10201967892" calcext:value-type="float">
            <text:p>4633,10</text:p>
          </table:table-cell>
          <table:table-cell office:value-type="string" calcext:value-type="string">
            <text:p>Jan-2015 (SBA, x&gt;1000)</text:p>
          </table:table-cell>
          <table:table-cell table:style-name="ce2" table:formula="of:=100*[.G6]/[.H6]" office:value-type="float" office:value="0.00695162331329444" calcext:value-type="float">
            <text:p>0,0069516233</text:p>
          </table:table-cell>
        </table:table-row>
        <table:table-row table:style-name="ro1">
          <table:table-cell office:value-type="float" office:value="0.09654" calcext:value-type="float">
            <text:p>0,09654</text:p>
          </table:table-cell>
          <table:table-cell office:value-type="float" office:value="447.306" calcext:value-type="float">
            <text:p>447,306</text:p>
          </table:table-cell>
          <table:table-cell table:style-name="ce1" office:value-type="float" office:value="0.00000652" calcext:value-type="float">
            <text:p>6,52E-006</text:p>
          </table:table-cell>
          <table:table-cell office:value-type="float" office:value="0.0083" calcext:value-type="float">
            <text:p>0,0083</text:p>
          </table:table-cell>
          <table:table-cell table:formula="of:=(1/[.A7])^2" office:value-type="float" office:value="107.296464293947" calcext:value-type="float">
            <text:p>107,2964642939</text:p>
          </table:table-cell>
          <table:table-cell table:formula="of:=([.B7]/[.A7]^2)^2" office:value-type="float" office:value="2303457848.61395" calcext:value-type="float">
            <text:p>2303457848,61395</text:p>
          </table:table-cell>
          <table:table-cell table:formula="of:=([.E7]*[.D7]^2+[.F7]*[.C7]^2)^0.5" office:value-type="float" office:value="0.324518979341622" calcext:value-type="float">
            <text:p>0,3245189793</text:p>
          </table:table-cell>
          <table:table-cell table:style-name="ce3" table:formula="of:=[.B7]/[.A7]" office:value-type="float" office:value="4633.37476693599" calcext:value-type="float">
            <text:p>4633,37</text:p>
          </table:table-cell>
          <table:table-cell office:value-type="string" calcext:value-type="string">
            <text:p>Jan-2015 (SBA)</text:p>
          </table:table-cell>
          <table:table-cell table:style-name="ce2" table:formula="of:=100*[.G7]/[.H7]" office:value-type="float" office:value="0.00700394411558088" calcext:value-type="float">
            <text:p>0,0070039441</text:p>
          </table:table-cell>
        </table:table-row>
        <table:table-row table:style-name="ro1">
          <table:table-cell table:number-columns-repeated="6"/>
          <table:table-cell table:formula="of:=([.G4]^2+[.G7]^2)^0.5" office:value-type="float" office:value="1.51431237526339" calcext:value-type="float">
            <text:p>1,5143123753</text:p>
          </table:table-cell>
          <table:table-cell table:style-name="ce3" table:formula="of:=AVERAGE([.H4];[.H7])" office:value-type="float" office:value="4633.69833094616" calcext:value-type="float">
            <text:p>4633,70</text:p>
          </table:table-cell>
          <table:table-cell table:style-name="ce4" office:value-type="string" calcext:value-type="string">
            <text:p>Jan-2015 (Avg)</text:p>
          </table:table-cell>
          <table:table-cell/>
        </table:table-row>
        <table:table-row table:style-name="ro1" table:number-rows-repeated="7">
          <table:table-cell table:number-columns-repeated="7"/>
          <table:table-cell table:style-name="ce3"/>
          <table:table-cell table:number-columns-repeated="2"/>
        </table:table-row>
        <table:table-row table:style-name="ro1">
          <table:table-cell table:number-columns-repeated="7"/>
          <table:table-cell table:formula="of:=100*0.5/4630" office:value-type="float" office:value="0.0107991360691145" calcext:value-type="float">
            <text:p>0,0107991361</text:p>
          </table:table-cell>
          <table:table-cell table:number-columns-repeated="2"/>
        </table:table-row>
        <table:table-row table:style-name="ro1" table:number-rows-repeated="1048559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Tabelle2" table:style-name="ta1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7">00.00.0000</text:date>, <text:time style:data-style-name="N2" text:time-value="14:55:52.060900173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24T16:18:54</meta:creation-date>
    <dc:date>2016-07-27T16:17:36.396542531</dc:date>
    <meta:editing-duration>PT6H31M36S</meta:editing-duration>
    <meta:editing-cycles>40</meta:editing-cycles>
    <meta:generator>LibreOffice/5.0.6.3$Linux_X86_64 LibreOffice_project/00m0$Build-3</meta:generator>
    <dc:creator>Raul Garcia-Diez</dc:creator>
    <meta:document-statistic meta:table-count="3" meta:cell-count="73" meta:object-count="0"/>
  </office:meta>
</office:document-meta>
</file>